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Suojaikäraja ja pornon katselu</text:p>
      <text:p text:style-name="P5"/>
      <text:p text:style-name="P6">04 marras 2015</text:p>
      <text:p text:style-name="P7"/>
      <text:p text:style-name="P8">Hei, olen 17 vuotias poika ja olen huolissani että olenko syyllistynyt johonkin rikokseen.<text:line-break/>Homman nimi on se että olen noin 13 vuotiaasta asti katsonut pornoa puhelimella ja netistä tottakai löysin monenlaista pornoa, myös lapsipornoa.<text:s/><text:line-break/><text:line-break/>Olen siis useasti katsonut lapsipornoa, joissa esiintyjät ovat noin 12 - 18 vuotiaita. Alkuaikoina en toki vielä ollut rikosoikeudellisessa vastuussa mutta nykyäänhän olen. Pelkään kovasti jääväni kiinni tästä ja hulluudessani pelkään jopa joutuvani vankilaan. Olen ymmärtänyt että katsominen ei ole rikos vielä aikuisenakaan mutta kuvien hallussapito olisi. Minulla ei tietääkseni ole tallaisia kuvia, ellen sitten ole vahingossa niitä ladannut.<text:s/><text:line-break/><text:line-break/>Tiedän että tämä kuulostaa hullulta mutta olen hyvin huolissani. Olenko siis syyllistynyt johonkin kun olen katsonut tällaisia kuvia, joissa selvästi alaikäisiä esiintyy alasti?</text:p>
      <text:p text:style-name="P9"/>
      <text:p text:style-name="P10">[Nimimerkki poistettu]</text:p>
      <text:p text:style-name="P11"/>
      <text:p text:style-name="P12"/>
      <text:p text:style-name="P13">Vastaus</text:p>
      <text:p text:style-name="P14"/>
      <text:p text:style-name="P15">Hei<text:s/></text:p>
      <text:p text:style-name="P16"><text:line-break/>Olet huolissasi siitä oletko syyllistynyt rikokseen katsoessasi pornoa jossa esiintyy 12 – 18 nuoria. Olet katsellut niitä 13 –vuotiaasta asti ja nyt olet 17 v. Nyt pelkäät että varsinkin kun olet jo rikosoikeudellisessa vastuussa niin voisit jäädä tästä kiinni ja jopa joutua vankilaan.<text:s/><text:line-break/><text:line-break/>Silloin kun aloitit 13-vuotiaana pornon katselun, niin 12 – 18 –vuotiaathan ovat olleet tavallaan omaa ikäryhmäsi edustajia. Silloisen toimintasi voi ymmärtää ikätasoiseksi kiinnostukseksi seksuaalisuutta kohtaan. Kuvallisen materiaalin etsinnässä pornografia on ollut monille nopeimmin löydetty ja siksi paljon käytetty kanava muun kuvallisen materiaalin puuttuessa. Tästä sinun ei siis kannata kantaa syyllisyyttä. Nyt kun tulossa ”täysi-ikäiseksi”, niin onkin hyvä aika pysähtyä pohtimaan omaa pornon käyttöään. Mutta palataan siihen kohta. Katsotaan nyt ensin tämä rikosoikeudellinen puoli:<text:s/><text:line-break/><text:line-break/>Suomen lain mukaan alle 18-vuotiasta sukupuolisiveellisyyttä loukkaavasti esittävän kuvamateriaalin valmistaja, levittäjä tai hallussapitäjä syyllistyy rikokseen. Kerrot että et ole tallentanut kuvia, ellei näin ole tapahtunut huomaamattasi. Sinun kannattaakin nyt selata puhelimesi kuva- ja videotiedostot ja tarkistaa ettei niihin ole huomamattasi latautunut laissa kiellettyä materiaalia. Jos sellaista löytyy niin poista se ja tyhjennä tietokoneesi roskakori. Eli jos sinulla ei ole tallenteena em. lapsipornoa, et ole syyllistynyt rikokseen. Jos sen sijaan sinun puhelimistasi, tabletilta tai tietokoneelta löytyy ko materiaalia niin rikoksen tunnusmerkit täyttyisivät.<text:s/><text:line-break/><text:soft-page-break/><text:line-break/>Rikosoikeudellinen vastuu alkaa 15-vuotiaana. Se tarkoittaa, että yli 15-vuotias voidaan asettaa syytteeseen ja tuomita rikoksesta. Nuoria rikoksentekijöitä eli 15–20-vuotiaita ei yleensä tuomita yhtä ankariin rangaistuksiin kuin aikuisia. Alle 18-vuotiaita tuomitaan harvoin ehdottomaan vankeusrangaistukseen. Eli, jos kävisi niin että hallustasi löytyisi em. kiellettyä materiaalia, niin mahdollinen tuomio ei olisi ehdoton vankeusrangaistus.<text:s/>Nuorten kohdalla pyritään sellaisiin rangaistuksiin, jotka ehkäisevät syrjäytymistä ja edistävät rikoksetonta tulevasuutta.<text:s/><text:line-break/><text:line-break/>Kohdallasi ei siis ole näillä tiedoilla pelkoa rikosoikeudellisista seurauksista kuvaamastasi pornon käytöstä. Sinun kannattaa kuitenkin pohtia, millaista kuvamateriaalia jatkossa käytät, miten paljon käytät ja mitä se palvelee sinussa. Kovin runsas pornon päivittäinen käyttö voi vähitellen johtaa muista eristäytymiseen ja siihen että itsetyydytystä ruvetaan käyttämään erilaisten tunteiden kanavointiin (ahdistus, tyhjyyden tunne, pelot jne). Pornon käyttö on sinällään hyvin ymmärrettävää, onhan se helposti saatavilla olevaa materiaalia, jonka avulla saa kontaktin omaan seksuaalisuuteensa ja siihen mitä kaikkea seksi voi olla. Ongelmana siinä on, että se ei juurikaan auta seksuaalisten suhteiden rakentamisessa. Seksiin se antaa yleensä vain asento-opastusta ja epärealistisia suorituksia kun todellisuudessa tarvitaan ennen kaikkea kykyä kommunikoida ja ottaa omat ja toisen tunteet ja tuntemukset huomioon. Siihen oppii vai yhdessä sen toisen kanssa.<text:s/><text:line-break/><text:line-break/>Jos olet huomannut että seksuaalinen kiinnostuksesi kohdistuu pysyvästi sinua selvästi nuorempiin, ala-ikäisiin henkilöihin, niin siitä olisi hyvä keskustella sellaisen ihmisen kanssa, joka osaa suhtautua siihen asiallisesti. Tällaisen keskustelun voit aloittaa vaikkapa meidän puhelinpäivystyksessä (ma ja to klo 19 - 21, p. 044 300 2355) tai Sexpo-säätiön puhelinpäivystyksessä (p. 0800-90044, puhelut täysin maksuttomia). Sen kanssa voi oppia elämään, että oma seksuaalisuus kohdistuu pysyväisesti alaikäisiin, mutta siihen on hyvä saada asiallista tukea, jotta ei syyllisty lapsia loukkaaviin tekoihin ja rikoksiin.<text:s/><text:line-break/><text:line-break/>Jos kaipaat vielä lisätietoa aihepiiristä, niin voin suositella sivustoa: www.otanvastuun.fi. Sivusto on suunnattu kaikille, jotka tuntevat kiinnostusta lapsia koskevaan seksuaaliseen materiaaliin (ns. lapsiporno) verkossa tai on mahdollisesti käyttänyt tällaista materiaalia ja on asiasta huolissaan.<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06:00Z</meta:creation-date>
    <dc:date>2023-01-16T12:10:00Z</dc:date>
    <meta:template xlink:href="Normal.dotm" xlink:type="simple"/>
    <meta:editing-cycles>1</meta:editing-cycles>
    <meta:editing-duration>PT0S</meta:editing-duration>
    <meta:document-statistic meta:page-count="2" meta:paragraph-count="10" meta:word-count="585" meta:character-count="5322" meta:row-count="39" meta:non-whitespace-character-count="4747"/>
  </office:meta>
</office:document-meta>
</file>